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6cm"/>
    </style:style>
    <style:style style:name="co2" style:family="table-column">
      <style:table-column-properties fo:break-before="auto" style:column-width="10.917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sultados_mann_whitn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Bias-L1-.csv</text:p>
          </table:table-cell>
          <table:table-cell office:value-type="string" calcext:value-type="string">
            <text:p><text:s/>/home/kathiani/PycharmProjects/Algoritmos-Validacao/src/resultados/resumo/F1-Measure-svm-Bias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557265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Drift-L1-.csv</text:p>
          </table:table-cell>
          <table:table-cell office:value-type="string" calcext:value-type="string">
            <text:p><text:s/>/home/kathiani/PycharmProjects/Algoritmos-Validacao/src/resultados/resumo/F1-Measure-svm-Drift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21667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LossAccuracy-L1-.csv</text:p>
          </table:table-cell>
          <table:table-cell office:value-type="string" calcext:value-type="string">
            <text:p><text:s/>/home/kathiani/PycharmProjects/Algoritmos-Validacao/src/resultados/resumo/F1-Measure-svm-LossAccuracy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94824116720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Noise-L1-.csv</text:p>
          </table:table-cell>
          <table:table-cell office:value-type="string" calcext:value-type="string">
            <text:p><text:s/>/home/kathiani/PycharmProjects/Algoritmos-Validacao/src/resultados/resumo/F1-Measure-svm-Noise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2317603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diversidade-Bias-L1-.csv</text:p>
          </table:table-cell>
          <table:table-cell office:value-type="string" calcext:value-type="string">
            <text:p><text:s/>/home/kathiani/PycharmProjects/Algoritmos-Validacao/src/resultados/resumo/F1-Measure-isolation-Bias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30085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diversidade-Drift-L1-.csv</text:p>
          </table:table-cell>
          <table:table-cell office:value-type="string" calcext:value-type="string">
            <text:p><text:s/>/home/kathiani/PycharmProjects/Algoritmos-Validacao/src/resultados/resumo/F1-Measure-isolation-Drift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21500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diversidade-Drift-L1-.csv</text:p>
          </table:table-cell>
          <table:table-cell office:value-type="string" calcext:value-type="string">
            <text:p><text:s/>/home/kathiani/PycharmProjects/Algoritmos-Validacao/src/resultados/resumo/F1-Measure-isolation-Drift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21500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diversidade-Freezing-L1-.csv</text:p>
          </table:table-cell>
          <table:table-cell office:value-type="string" calcext:value-type="string">
            <text:p><text:s/>/home/kathiani/PycharmProjects/Algoritmos-Validacao/src/resultados/resumo/F1-Measure-svm-Freezing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31041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diversidade-LossAccuracy-L1-.csv</text:p>
          </table:table-cell>
          <table:table-cell office:value-type="string" calcext:value-type="string">
            <text:p><text:s/>/home/kathiani/PycharmProjects/Algoritmos-Validacao/src/resultados/resumo/F1-Measure-svm-LossAccuracy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30085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Bias-L2-.csv</text:p>
          </table:table-cell>
          <table:table-cell office:value-type="string" calcext:value-type="string">
            <text:p><text:s/>/home/kathiani/PycharmProjects/Algoritmos-Validacao/src/resultados/resumo/F1-Measure-diversidade-Bias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30180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Drift-L2-.csv</text:p>
          </table:table-cell>
          <table:table-cell office:value-type="string" calcext:value-type="string">
            <text:p><text:s/>/home/kathiani/PycharmProjects/Algoritmos-Validacao/src/resultados/resumo/F1-Measure-diversidade-Drift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19406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Freezing-L2-.csv</text:p>
          </table:table-cell>
          <table:table-cell office:value-type="string" calcext:value-type="string">
            <text:p><text:s/>/home/kathiani/PycharmProjects/Algoritmos-Validacao/src/resultados/resumo/F1-Measure-diversidade-Freezing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28145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svm-LossAccuracy-L2-.csv</text:p>
          </table:table-cell>
          <table:table-cell office:value-type="string" calcext:value-type="string">
            <text:p><text:s/>/home/kathiani/PycharmProjects/Algoritmos-Validacao/src/resultados/resumo/F1-Measure-diversidade-LossAccuracy-L2-.csv</text:p>
          </table:table-cell>
          <table:table-cell office:value-type="string" calcext:value-type="string">
            <text:p><text:s/>Distribuições Iguais</text:p>
          </table:table-cell>
          <table:table-cell office:value-type="string" calcext:value-type="string">
            <text:p><text:s/>0.129664896576105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Noise-L2-.csv</text:p>
          </table:table-cell>
          <table:table-cell office:value-type="string" calcext:value-type="string">
            <text:p><text:s/>/home/kathiani/PycharmProjects/Algoritmos-Validacao/src/resultados/resumo/F1-Measure-diversidade-Noise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0030010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Bias-L2-.csv</text:p>
          </table:table-cell>
          <table:table-cell office:value-type="string" calcext:value-type="string">
            <text:p><text:s/>/home/kathiani/PycharmProjects/Algoritmos-Validacao/src/resultados/resumo/F1-Measure-svm-Bias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13062642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Drift-L2-.csv</text:p>
          </table:table-cell>
          <table:table-cell office:value-type="string" calcext:value-type="string">
            <text:p><text:s/>/home/kathiani/PycharmProjects/Algoritmos-Validacao/src/resultados/resumo/F1-Measure-svm-Drift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1762960108563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LossAccuracy-L2-.csv</text:p>
          </table:table-cell>
          <table:table-cell office:value-type="string" calcext:value-type="string">
            <text:p><text:s/>/home/kathiani/PycharmProjects/Algoritmos-Validacao/src/resultados/resumo/F1-Measure-svm-LossAccuracy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749114481298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2">
          <table:table-cell office:value-type="string" calcext:value-type="string">
            <text:p>/home/kathiani/PycharmProjects/Algoritmos-Validacao/src/resultados/resumo/F1-Measure-isolation-Noise-L2-.csv</text:p>
          </table:table-cell>
          <table:table-cell office:value-type="string" calcext:value-type="string">
            <text:p><text:s/>/home/kathiani/PycharmProjects/Algoritmos-Validacao/src/resultados/resumo/F1-Measure-svm-Noise-L2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0.000000008444652</text:p>
          </table:table-cell>
        </table:table-row>
        <table:table-row table:style-name="ro3" table:number-rows-repeated="104853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12:12:38.060124860</dc:date>
    <meta:editing-duration>PT11M8S</meta:editing-duration>
    <meta:editing-cycles>1</meta:editing-cycles>
    <meta:document-statistic meta:table-count="1" meta:cell-count="144" meta:object-count="0"/>
    <meta:generator>LibreOffice/6.4.7.2$Linux_X86_64 LibreOffice_project/40$Build-2</meta:generator>
  </office:meta>
</office:document-meta>
</file>